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Preformatted_20_Text">
      <loext:graphic-properties draw:fill="solid" draw:fill-color="#f8f8f8" draw:opacity="100%"/>
      <style:paragraph-properties fo:margin-top="0cm" fo:margin-bottom="0cm" style:contextual-spacing="false" fo:text-align="start" style:justify-single-word="false" fo:orphans="2" fo:widows="2" fo:background-color="#f8f8f8"/>
    </style:style>
    <style:style style:name="P2" style:family="paragraph" style:parent-style-name="Standard">
      <style:text-properties officeooo:rsid="001eac95" officeooo:paragraph-rsid="001eac95"/>
    </style:style>
    <style:style style:name="P3" style:family="paragraph" style:parent-style-name="Standard">
      <style:text-properties officeooo:rsid="001eac95" officeooo:paragraph-rsid="001ef407"/>
    </style:style>
    <style:style style:name="P4" style:family="paragraph" style:parent-style-name="Standard">
      <style:text-properties officeooo:paragraph-rsid="001ef407"/>
    </style:style>
    <style:style style:name="P5" style:family="paragraph" style:parent-style-name="Standard" style:list-style-name="L1">
      <style:text-properties officeooo:paragraph-rsid="001eac95"/>
    </style:style>
    <style:style style:name="P6" style:family="paragraph" style:parent-style-name="Standard" style:list-style-name="L2">
      <style:text-properties officeooo:paragraph-rsid="001eac95"/>
    </style:style>
    <style:style style:name="P7" style:family="paragraph" style:parent-style-name="Standard" style:list-style-name="L3">
      <style:text-properties officeooo:paragraph-rsid="001eac95"/>
    </style:style>
    <style:style style:name="P8" style:family="paragraph" style:parent-style-name="Standard">
      <style:text-properties officeooo:rsid="001eac95" officeooo:paragraph-rsid="001eac95"/>
    </style:style>
    <style:style style:name="P9" style:family="paragraph" style:parent-style-name="Standard" style:list-style-name="L6">
      <style:text-properties officeooo:rsid="001eac95" officeooo:paragraph-rsid="001ef407"/>
    </style:style>
    <style:style style:name="P10" style:family="paragraph" style:parent-style-name="Standard" style:list-style-name="L4">
      <style:text-properties officeooo:paragraph-rsid="001eac95"/>
    </style:style>
    <style:style style:name="P11" style:family="paragraph" style:parent-style-name="Standard" style:list-style-name="L5">
      <style:text-properties officeooo:paragraph-rsid="001eac95"/>
    </style:style>
    <style:style style:name="P12" style:family="paragraph" style:parent-style-name="Standard">
      <style:text-properties fo:color="#000000" loext:opacity="100%" officeooo:rsid="001eac95" officeooo:paragraph-rsid="001ef407"/>
    </style:style>
    <style:style style:name="T1" style:family="text">
      <style:text-properties officeooo:rsid="001eac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ac95" style:font-weight-asian="bold" style:font-weight-complex="bold"/>
    </style:style>
    <style:style style:name="T4" style:family="text">
      <style:text-properties fo:font-weight="bold" officeooo:rsid="002098ce" style:font-weight-asian="bold" style:font-weight-complex="bold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officeooo:rsid="002098ce"/>
    </style:style>
    <style:style style:name="T7" style:family="text">
      <style:text-properties fo:font-variant="normal" fo:text-transform="none" fo:color="#222222" loext:opacity="100%" style:font-name="SFMono-Regular" fo:font-size="10.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008000" loext:opacity="100%" style:font-name="SFMono-Regular" fo:font-size="10.5pt" fo:letter-spacing="normal" fo:font-style="normal" fo:font-weight="bold" fo:background-color="transparent" loext:char-shading-value="0" loext:padding="0cm" loext:border="none"/>
    </style:style>
    <style:style style:name="T9" style:family="text">
      <style:text-properties fo:font-variant="normal" fo:text-transform="none" fo:color="#bbbbbb" loext:opacity="100%" style:font-name="SFMono-Regular" fo:font-size="10.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bbbbbb" loext:opacity="100%" fo:letter-spacing="normal" fo:background-color="transparent" loext:char-shading-value="0" loext:padding="0cm" loext:border="none"/>
    </style:style>
    <style:style style:name="T11" style:family="text">
      <style:text-properties fo:font-variant="normal" fo:text-transform="none" fo:color="#bb4444" loext:opacity="100%" style:font-name="SFMono-Regular" fo:font-size="10.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666666" loext:opacity="100%" style:font-name="SFMono-Regular" fo:font-size="10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000000" loext:opacity="100%" style:font-name="SFMono-Regular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000000" loext:opacity="100%" style:font-name="SFMono-Regular" fo:font-size="10.5pt" fo:letter-spacing="normal" fo:font-style="normal" fo:font-weight="bold" fo:background-color="transparent" loext:char-shading-value="0" loext:padding="0cm" loext:border="none"/>
    </style:style>
    <style:style style:name="T15" style:family="text">
      <style:text-properties fo:font-variant="normal" fo:text-transform="none" fo:color="#000000" loext:opacity="100%" fo:letter-spacing="normal" fo:background-color="transparent" loext:char-shading-value="0" loext:padding="0cm" loext:border="none"/>
    </style:style>
    <style:style style:name="T16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T17" style:family="text">
      <style:text-properties fo:font-variant="normal" fo:text-transform="none" style:font-name="SFMono-Regular" fo:font-size="10.5pt" fo:letter-spacing="normal" fo:font-style="normal" fo:font-weight="bold" fo:background-color="transparent" loext:char-shading-value="0" loext:padding="0cm" loext:border="none"/>
    </style:style>
    <style:style style:name="T18" style:family="text">
      <style:text-properties fo:font-variant="normal" fo:text-transform="none" style:font-name="SFMono-Regular" fo:font-size="10.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color="#000000" loext:opacity="100%" officeooo:rsid="001eac9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ec:</text:p>
      <text:p text:style-name="P2"><text:span text:style-name="T5">- defaultBackend</text:span> <text:s text:c="6"/>&lt;Object&gt;</text:p>
      <text:p text:style-name="P2"><text:s text:c="5"/>DefaultBackend is the backend that should handle requests that don't match</text:p>
      <text:p text:style-name="P2"><text:s text:c="5"/>any rule. If Rules are not specified, </text:p>
      <text:list xml:id="list2460718247" text:style-name="L1">
        <text:list-item>
          <text:p text:style-name="P5"><text:span text:style-name="T3">resource</text:span><text:span text:style-name="T1"> <text:s text:c="4"/>&lt;Object&gt;</text:span></text:p>
        </text:list-item>
      </text:list>
      <text:p text:style-name="P2"><text:s text:c="5"/>Resource is an ObjectRef to another Kubernetes resource in the namespace of</text:p>
      <text:p text:style-name="P2"><text:s text:c="5"/>the Ingress object. If resource is specified, a service.</text:p>
      <text:list xml:id="list420396898" text:style-name="L2">
        <text:list-item>
          <text:p text:style-name="P6"><text:span text:style-name="T3">service</text:span><text:span text:style-name="T1"> <text:s text:c="5"/>&lt;Object&gt;</text:span></text:p>
        </text:list-item>
      </text:list>
      <text:p text:style-name="P2"><text:s text:c="5"/>Service references a Service as a Backend. This is a mutually exclusive</text:p>
      <text:p text:style-name="P2"><text:s text:c="5"/>setting with "Resource".</text:p>
      <text:p text:style-name="P2"/>
      <text:p text:style-name="P2">- <text:span text:style-name="T5">ingressClassName</text:span> <text:s text:c="4"/>&lt;string&gt;</text:p>
      <text:p text:style-name="P2"><text:s text:c="5"/>IngressClassName is the name of the IngressClass cluster resource. The</text:p>
      <text:p text:style-name="P2"><text:s text:c="5"/>associated IngressClass defines which controller will implement the</text:p>
      <text:p text:style-name="P2"><text:s text:c="5"/>resource. </text:p>
      <text:p text:style-name="P2"/>
      <text:p text:style-name="P2">- <text:span text:style-name="T5">tls</text:span> <text:s/>&lt;[]Object&gt;</text:p>
      <text:p text:style-name="P2"><text:s text:c="5"/>TLS configuration. Currently the Ingress only supports a single TLS port,</text:p>
      <text:p text:style-name="P2"><text:s text:c="5"/>443. </text:p>
      <text:list xml:id="list2507819171" text:style-name="L3">
        <text:list-item>
          <text:p text:style-name="P7"><text:span text:style-name="T3">hosts</text:span><text:span text:style-name="T1"> <text:s text:c="7"/>&lt;[]string&gt;</text:span></text:p>
        </text:list-item>
      </text:list>
      <text:p text:style-name="P2"><text:s text:c="5"/>Hosts are a list of hosts included in the TLS certificate</text:p>
      <text:list xml:id="list61986471" text:style-name="L4">
        <text:list-item>
          <text:p text:style-name="P10"><text:span text:style-name="T3">secretName</text:span><text:span text:style-name="T1"> <text:s text:c="2"/>&lt;string&gt;</text:span></text:p>
        </text:list-item>
      </text:list>
      <text:p text:style-name="P2"><text:s text:c="5"/>SecretName is the name of the secret used to terminate TLS traffic on port</text:p>
      <text:p text:style-name="P2"><text:s text:c="5"/>443. </text:p>
      <text:p text:style-name="P2"/>
      <text:p text:style-name="P2">- <text:span text:style-name="T5">rules</text:span> <text:s text:c="7"/>&lt;[]Object&gt;</text:p>
      <text:p text:style-name="P2"><text:s text:c="5"/>A list of host rules used to configure the Ingress. If unspecified, or no</text:p>
      <text:p text:style-name="P2"><text:s text:c="5"/>rule matches, all traffic is sent to the default backend.</text:p>
      <text:list xml:id="list1876012677" text:style-name="L5">
        <text:list-item>
          <text:p text:style-name="P11"><text:span text:style-name="T1"><text:s/></text:span><text:span text:style-name="T3">host</text:span><text:span text:style-name="T1"> &lt;string&gt;</text:span></text:p>
        </text:list-item>
      </text:list>
      <text:p text:style-name="P2"><text:s text:c="5"/>Host is the fully qualified domain name of a network host, as defined by</text:p>
      <text:p text:style-name="P2"><text:s text:c="5"/>RFC 3986</text:p>
      <text:list xml:id="list3274799444" text:style-name="L6">
        <text:list-item>
          <text:p text:style-name="P9"><text:span text:style-name="T2">http</text:span> &lt;Object&gt;</text:p>
        </text:list-item>
      </text:list>
      <text:p text:style-name="P3"><text:s text:c="17"/>- <text:span text:style-name="T4">paths</text:span><text:span text:style-name="T6">:</text:span></text:p>
      <text:p text:style-name="P4"><text:span text:style-name="T1"><text:s text:c="21"/></text:span><text:span text:style-name="T19"><text:s/></text:span><text:span text:style-name="Source_20_Text"><text:span text:style-name="T13">- </text:span></text:span><text:span text:style-name="Source_20_Text"><text:span text:style-name="T14">pathType</text:span></text:span><text:span text:style-name="Source_20_Text"><text:span text:style-name="T13">: Prefix</text:span></text:span></text:p>
      <text:p text:style-name="P1"><text:span text:style-name="Source_20_Text"><text:span text:style-name="T15"><text:s text:c="12"/></text:span></text:span><text:span text:style-name="Source_20_Text"><text:span text:style-name="T14">path</text:span></text:span><text:span text:style-name="Source_20_Text"><text:span text:style-name="T13">: "/"</text:span></text:span></text:p>
      <text:p text:style-name="P1"><text:span text:style-name="Source_20_Text"><text:span text:style-name="T15"><text:s text:c="12"/></text:span></text:span><text:span text:style-name="Source_20_Text"><text:span text:style-name="T14">backend</text:span></text:span><text:span text:style-name="Source_20_Text"><text:span text:style-name="T13">:</text:span></text:span></text:p>
      <text:p text:style-name="P1"><text:span text:style-name="Source_20_Text"><text:span text:style-name="T15"><text:s text:c="14"/></text:span></text:span><text:span text:style-name="Source_20_Text"><text:span text:style-name="T14">service</text:span></text:span><text:span text:style-name="Source_20_Text"><text:span text:style-name="T13">:</text:span></text:span></text:p>
      <text:p text:style-name="P1"><text:span text:style-name="Source_20_Text"><text:span text:style-name="T15"><text:s text:c="16"/></text:span></text:span><text:span text:style-name="Source_20_Text"><text:span text:style-name="T14">name</text:span></text:span><text:span text:style-name="Source_20_Text"><text:span text:style-name="T13">: </text:span></text:span></text:p>
      <text:p text:style-name="P1"><text:span text:style-name="Source_20_Text"><text:span text:style-name="T15"><text:s text:c="16"/></text:span></text:span><text:span text:style-name="Source_20_Text"><text:span text:style-name="T14">port</text:span></text:span><text:span text:style-name="Source_20_Text"><text:span text:style-name="T13">:</text:span></text:span></text:p>
      <text:p text:style-name="P1"><text:span text:style-name="Source_20_Text"><text:span text:style-name="T15"><text:s text:c="18"/></text:span></text:span><text:span text:style-name="Source_20_Text"><text:span text:style-name="T14">number</text:span></text:span><text:span text:style-name="Source_20_Text"><text:span text:style-name="T13">: 80</text:span></text:span></text:p>
      <text:p text:style-name="P12"/>
      <text:p text:style-name="P3"><text:s text:c="2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7:11:55.637728334</meta:creation-date>
    <dc:date>2022-05-11T18:59:50.049028588</dc:date>
    <meta:editing-duration>PT6M33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1" meta:paragraph-count="38" meta:word-count="195" meta:character-count="1446" meta:non-whitespace-character-count="1015"/>
  </office:meta>
</office:document-meta>
</file>